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1.698in"/>
    </style:style>
    <style:style style:name="co4" style:family="table-column">
      <style:table-column-properties fo:break-before="auto" style:column-width="1.3854in"/>
    </style:style>
    <style:style style:name="co5" style:family="table-column">
      <style:table-column-properties fo:break-before="auto" style:column-width="3.448in"/>
    </style:style>
    <style:style style:name="co6" style:family="table-column">
      <style:table-column-properties fo:break-before="auto" style:column-width="2.1937in"/>
    </style:style>
    <style:style style:name="co7" style:family="table-column">
      <style:table-column-properties fo:break-before="auto" style:column-width="1.95in"/>
    </style:style>
    <style:style style:name="co8" style:family="table-column">
      <style:table-column-properties fo:break-before="auto" style:column-width="2.0217in"/>
    </style:style>
    <style:style style:name="co9" style:family="table-column">
      <style:table-column-properties fo:break-before="auto" style:column-width="2.1362in"/>
    </style:style>
    <style:style style:name="co10" style:family="table-column">
      <style:table-column-properties fo:break-before="auto" style:column-width="1.27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CM_5f_and_5f_CCM_5f_Loss_5f_Analysi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percentage-style style:name="N10010" number:language="en" number:country="US">
      <number:number number:decimal-places="0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3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66cc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2f5597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ff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ff" style:text-line-through-style="none" style:text-line-through-type="none" style:font-name="Calibri" fo:font-size="14pt" fo:font-style="normal" style:text-underline-style="none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ce10" style:family="table-cell" style:parent-style-name="Default" style:data-style-name="N100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 style:data-style-name="N100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13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ce15" style:family="table-cell" style:parent-style-name="Default" style:data-style-name="N100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ce1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1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4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4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43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4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ff" style:text-line-through-style="none" style:text-line-through-type="none" style:font-name="Calibri" fo:font-size="14pt" fo:font-style="normal" style:text-underline-style="none" fo:font-weight="bold" style:text-underline-mode="continuous" style:text-overline-mode="continuous" style:text-line-through-mode="continuous" style:font-size-asian="14pt" style:font-size-complex="14pt"/>
    </style:style>
    <style:style style:name="ce22" style:family="table-cell" style:parent-style-name="Default" style:data-style-name="N100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b050" style:text-line-through-style="none" style:text-line-through-type="none" style:font-name="Calibri" fo:font-size="18pt" fo:font-style="normal" style:text-underline-style="none" fo:font-weight="bold" style:text-underline-mode="continuous" style:text-overline-mode="continuous" style:text-line-through-mode="continuous"/>
    </style:style>
    <style:style style:name="ce23" style:family="table-cell" style:parent-style-name="Default" style:data-style-name="N6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3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3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b05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CM_and_CCM_Loss_Analysis" table:style-name="ta1">
        <office:forms form:automatic-focus="false" form:apply-design-mode="false"/>
        <table:shapes>
          <draw:frame draw:z-index="0" draw:style-name="gr1" draw:text-style-name="P1" svg:width="8.1118in" svg:height="5.1886in" svg:x="18.3728in" svg:y="6.3984in">
            <draw:object draw:notify-on-update-of-ranges="DCM_and_CCM_Loss_Analysis.G50:DCM_and_CCM_Loss_Analysis.G61 DCM_and_CCM_Loss_Analysis.H50:DCM_and_CCM_Loss_Analysis.H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" table:number-columns-repeated="1012" table:default-cell-style-name="ce1"/>
        <table:table-column table:style-name="co1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>
            <text:p>Boost Converter Calculat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Estimated: Same Core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5" office:value-type="string" calcext:value-type="string">
            <text:p>DCM Boost Losses</text:p>
          </table:table-cell>
          <table:table-cell table:style-name="ce5" office:value-type="string" calcext:value-type="string">
            <text:p>DCM design ETD34</text:p>
          </table:table-cell>
          <table:table-cell table:style-name="ce29" office:value-type="string" calcext:value-type="string">
            <text:p>Flyback Calculation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out</text:p>
          </table:table-cell>
          <table:table-cell table:formula="of:=[.F8]" office:value-type="string" office:string-value="Vout" calcext:value-type="string">
            <text:p>Vout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in</text:p>
          </table:table-cell>
          <table:table-cell table:formula="of:=[.F9]" office:value-type="string" office:string-value="Vin" calcext:value-type="string">
            <text:p>Vin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5" office:value-type="string" calcext:value-type="string">
            <text:p>Flyback Turns Ratio</text:p>
          </table:table-cell>
          <table:table-cell office:value-type="string" calcext:value-type="string">
            <text:p>Secondary/Primar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uty for CCM of operation</text:p>
          </table:table-cell>
          <table:table-cell office:value-type="string" calcext:value-type="string">
            <text:p>D_CCM</text:p>
          </table:table-cell>
          <table:table-cell table:style-name="ce10" table:formula="of:=1-[.H9]/[.H8]" office:value-type="percentage" office:value="0.970059880239521" calcext:value-type="percentage">
            <text:p>97.01%</text:p>
          </table:table-cell>
          <table:table-cell table:style-name="ce10" table:formula="of:=1-[.I9]/[.I8]" office:value-type="percentage" office:value="0.970059880239521" calcext:value-type="percentage">
            <text:p>97.01%</text:p>
          </table:table-cell>
          <table:table-cell table:style-name="ce10" table:formula="of:=[.J8]/([.J8]+[.J9]*[.J10])" office:value-type="percentage" office:value="0.869791666666667" calcext:value-type="percentage">
            <text:p>86.98%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Nixie Load (Maximum Current)</text:p>
          </table:table-cell>
          <table:table-cell/>
          <table:table-cell table:number-columns-repeated="2" table:style-name="ce2" office:value-type="float" office:value="0.00309" calcext:value-type="float">
            <text:p>3.09E-03</text:p>
          </table:table-cell>
          <table:table-cell table:style-name="ce2" table:formula="of:=[.H12]" office:value-type="float" office:value="0.00309" calcext:value-type="float">
            <text:p>3.09E-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Nixie tubes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formula="of:=[.H13]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 out (total</text:p>
          </table:table-cell>
          <table:table-cell office:value-type="string" calcext:value-type="string">
            <text:p>Iout max</text:p>
          </table:table-cell>
          <table:table-cell table:style-name="ce2" table:formula="of:=[.H12]*[.H13]" office:value-type="float" office:value="0.01854" calcext:value-type="float">
            <text:p>1.85E-02</text:p>
          </table:table-cell>
          <table:table-cell table:style-name="ce2" table:formula="of:=[.I12]*[.I13]" office:value-type="float" office:value="0.01854" calcext:value-type="float">
            <text:p>1.85E-02</text:p>
          </table:table-cell>
          <table:table-cell table:style-name="ce2" table:formula="of:=[.J12]*[.J13]" office:value-type="float" office:value="0.01854" calcext:value-type="float">
            <text:p>1.85E-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ut (per tube)</text:p>
          </table:table-cell>
          <table:table-cell/>
          <table:table-cell table:style-name="ce2" table:formula="of:=[.H12]*[.H8]" office:value-type="float" office:value="0.51603" calcext:value-type="float">
            <text:p>5.16E-01</text:p>
          </table:table-cell>
          <table:table-cell table:style-name="ce2" table:formula="of:=[.I12]*[.I8]" office:value-type="float" office:value="0.51603" calcext:value-type="float">
            <text:p>5.16E-01</text:p>
          </table:table-cell>
          <table:table-cell table:style-name="ce2" table:formula="of:=[.J12]*[.J8]" office:value-type="float" office:value="0.51603" calcext:value-type="float">
            <text:p>5.16E-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ut Max total</text:p>
          </table:table-cell>
          <table:table-cell/>
          <table:table-cell table:style-name="ce2" table:formula="of:=[.H15]*[.H13]" office:value-type="float" office:value="3.09618" calcext:value-type="float">
            <text:p>3.10E+00</text:p>
          </table:table-cell>
          <table:table-cell table:style-name="ce2" table:formula="of:=[.I15]*[.I13]" office:value-type="float" office:value="3.09618" calcext:value-type="float">
            <text:p>3.10E+00</text:p>
          </table:table-cell>
          <table:table-cell table:style-name="ce2" table:formula="of:=[.J15]*[.J13]" office:value-type="float" office:value="3.09618" calcext:value-type="float">
            <text:p>3.10E+0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fficiency Estimated (see below for actual)</text:p>
          </table:table-cell>
          <table:table-cell/>
          <table:table-cell table:number-columns-repeated="3" table:style-name="ce11" office:value-type="percentage" office:value="0.73" calcext:value-type="percentage">
            <text:p>73%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 in (at Pmax estimate)</text:p>
          </table:table-cell>
          <table:table-cell office:value-type="string" calcext:value-type="string">
            <text:p>Pin</text:p>
          </table:table-cell>
          <table:table-cell table:style-name="ce12" table:formula="of:=[.H16]/[.H17]" office:value-type="float" office:value="4.24134246575343" calcext:value-type="float">
            <text:p>4.241E+00</text:p>
          </table:table-cell>
          <table:table-cell table:style-name="ce12" table:formula="of:=[.I16]/[.I17]" office:value-type="float" office:value="4.24134246575343" calcext:value-type="float">
            <text:p>4.241E+00</text:p>
          </table:table-cell>
          <table:table-cell table:style-name="ce2" table:formula="of:=[.J16]/[.J17]" office:value-type="float" office:value="4.24134246575343" calcext:value-type="float">
            <text:p>4.24E+0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in_av @ Pmax</text:p>
          </table:table-cell>
          <table:table-cell/>
          <table:table-cell table:style-name="ce13" table:formula="of:=[.H18]/[.H9]" office:value-type="float" office:value="0.848268493150686" calcext:value-type="float">
            <text:p>0.848 </text:p>
          </table:table-cell>
          <table:table-cell table:style-name="ce13" table:formula="of:=[.I18]/[.I9]" office:value-type="float" office:value="0.848268493150685" calcext:value-type="float">
            <text:p>0.848 </text:p>
          </table:table-cell>
          <table:table-cell table:style-name="ce13" table:formula="of:=[.J18]/[.J9]" office:value-type="float" office:value="0.848268493150685" calcext:value-type="float">
            <text:p>0.848 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300000" calcext:value-type="float">
            <text:p>30000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5" office:value-type="string" calcext:value-type="string">
            <text:p>Maximum Inductor for DCM (50% control range)</text:p>
          </table:table-cell>
          <table:table-cell table:style-name="ce5"/>
          <table:table-cell table:style-name="ce2" table:formula="of:=Vin^2/F/2/Vout/[.H16]*(Vout-Vin)/2" office:value-type="float" office:value="0.000048954471732078" calcext:value-type="float">
            <text:p>4.90E-05</text:p>
          </table:table-cell>
          <table:table-cell table:style-name="ce2" table:formula="of:=Vin^2/F/2/Vout/[.I16]*(Vout-Vin)/2" office:value-type="float" office:value="0.0000489544717320779" calcext:value-type="float">
            <text:p>4.90E-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Calculated 40% ripple Current</text:p>
          </table:table-cell>
          <table:table-cell/>
          <table:table-cell table:style-name="ce13" table:formula="of:=[.H19]*0.4" office:value-type="float" office:value="0.339307397260274" calcext:value-type="float">
            <text:p>0.339 </text:p>
          </table:table-cell>
          <table:table-cell table:style-name="ce13" table:formula="of:=[.I19]*0.4" office:value-type="float" office:value="0.339307397260274" calcext:value-type="float">
            <text:p>0.339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CCM Inductance for 40% Iin ripple</text:p>
          </table:table-cell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5" office:value-type="string" calcext:value-type="string">
            <text:p>Chosen Primary Inductance (flyback)</text:p>
          </table:table-cell>
          <table:table-cell table:number-columns-repeated="3"/>
          <table:table-cell table:style-name="ce14" office:value-type="float" office:value="0.0000085" calcext:value-type="float">
            <text:p>8.50E-06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hosen Boost Inductor</text:p>
          </table:table-cell>
          <table:table-cell table:style-name="ce5" office:value-type="string" calcext:value-type="string">
            <text:p>L_DCM</text:p>
          </table:table-cell>
          <table:table-cell table:number-columns-repeated="2" table:style-name="ce14" office:value-type="float" office:value="0.000033" calcext:value-type="float">
            <text:p>3.30E-05</text:p>
          </table:table-cell>
          <table:table-cell table:style-name="ce10"/>
          <table:table-cell table:number-columns-repeated="1014"/>
        </table:table-row>
        <table:table-row table:style-name="ro1">
          <table:table-cell table:number-columns-repeated="5"/>
          <table:table-cell table:style-name="ce5" office:value-type="string" calcext:value-type="string">
            <text:p>Calculated DCM Duty Ratio</text:p>
          </table:table-cell>
          <table:table-cell table:style-name="ce5" office:value-type="string" calcext:value-type="string">
            <text:p>D_DCM</text:p>
          </table:table-cell>
          <table:table-cell table:style-name="ce15" table:formula="of:=SQRT(([.H18]+[.H49])/Vout*2*L_DCM*(Vout-Vin)/Vin^2*F)" office:value-type="percentage" office:value="0.68715873176356" calcext:value-type="percentage">
            <text:p>68.72%</text:p>
          </table:table-cell>
          <table:table-cell table:style-name="ce15" table:formula="of:=SQRT(([.I18]+[.I49])/Vout*2*L_DCM*(Vout-Vin)/Vin^2*F)" office:value-type="percentage" office:value="0.68715873176356" calcext:value-type="percentage">
            <text:p>68.72%</text:p>
          </table:table-cell>
          <table:table-cell table:style-name="ce15" table:formula="of:=SQRT(([.J14]*2*[.J24]*(Vout)/(Vin^2))*[.J20])" office:value-type="percentage" office:value="0.794745695175507" calcext:value-type="percentage">
            <text:p>79.47%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5" office:value-type="string" calcext:value-type="string">
            <text:p>Peak I ripple for chosen L, (at Pmax for DCM)</text:p>
          </table:table-cell>
          <table:table-cell table:style-name="ce5"/>
          <table:table-cell table:style-name="ce16" table:formula="of:=([.H9]/[.H25])*[.H26]*1/[.H20]" office:value-type="float" office:value="2.60287398395288" calcext:value-type="float">
            <text:p>2.60</text:p>
          </table:table-cell>
          <table:table-cell table:style-name="ce16" table:formula="of:=([.I9]/[.I25])*[.I26]*1/[.I20]" office:value-type="float" office:value="2.60287398395288" calcext:value-type="float">
            <text:p>2.60</text:p>
          </table:table-cell>
          <table:table-cell table:style-name="ce16" table:formula="of:=([.J9]/[.J24])*[.J26]*1/[.J20]" office:value-type="float" office:value="1.55832489250099" calcext:value-type="float">
            <text:p>1.56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5" office:value-type="string" calcext:value-type="string">
            <text:p>MOSFET RMS CURRENT</text:p>
          </table:table-cell>
          <table:table-cell table:style-name="ce5"/>
          <table:table-cell table:style-name="ce16" table:formula="of:=Vin/L_DCM*D_DCM/F*SQRT(D_DCM/3)" office:value-type="float" office:value="1.24572175798861" calcext:value-type="float">
            <text:p>1.25</text:p>
          </table:table-cell>
          <table:table-cell table:style-name="ce16" table:formula="of:=Vin/L_DCM*D_DCM/F*SQRT(D_DCM/3)" office:value-type="float" office:value="1.24572175798861" calcext:value-type="float">
            <text:p>1.25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office:value-type="string" calcext:value-type="string">
            <text:p>AVERAGE DIODE CURRENT</text:p>
          </table:table-cell>
          <table:table-cell table:style-name="ce5"/>
          <table:table-cell table:style-name="ce17" table:formula="of:=Vin^2*D_DCM^2/F/2/L_DCM/(Vout-Vin)" office:value-type="float" office:value="0.0276016602739726" calcext:value-type="float">
            <text:p>0.028</text:p>
          </table:table-cell>
          <table:table-cell table:style-name="ce17" table:formula="of:=Vin^2*D_DCM^2/F/2/L_DCM/(Vout-Vin)" office:value-type="float" office:value="0.0276016602739726" calcext:value-type="float">
            <text:p>0.02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number-columns-repeated="2"/>
          <table:table-cell table:style-name="ce16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5" office:value-type="string" calcext:value-type="string">
            <text:p>Toff time (For ccm)</text:p>
          </table:table-cell>
          <table:table-cell table:style-name="ce5"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Power FET Rdson</text:p>
          </table:table-cell>
          <table:table-cell office:value-type="string" calcext:value-type="string">
            <text:p>Rdson</text:p>
          </table:table-cell>
          <table:table-cell table:number-columns-repeated="3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wer FET Qgs (0 to 5v) (Coulum)</text:p>
          </table:table-cell>
          <table:table-cell office:value-type="string" calcext:value-type="string">
            <text:p>Q</text:p>
          </table:table-cell>
          <table:table-cell table:number-columns-repeated="2" table:style-name="ce2" office:value-type="float" office:value="0.000000045" calcext:value-type="float">
            <text:p>4.50E-08</text:p>
          </table:table-cell>
          <table:table-cell table:style-name="ce2" office:value-type="float" office:value="0.000000015" calcext:value-type="float">
            <text:p>1.50E-0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urn off time (Power FET)</text:p>
          </table:table-cell>
          <table:table-cell/>
          <table:table-cell table:number-columns-repeated="2" table:style-name="ce2" office:value-type="float" office:value="0.000000068" calcext:value-type="float">
            <text:p>6.80E-08</text:p>
          </table:table-cell>
          <table:table-cell table:style-name="ce2" office:value-type="float" office:value="0.000000000068" calcext:value-type="float">
            <text:p>6.80E-1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on_Inductor</text:p>
          </table:table-cell>
          <table:table-cell office:value-type="string" calcext:value-type="string">
            <text:p>Rind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0.324" calcext:value-type="float">
            <text:p>0.32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sense Resistor</text:p>
          </table:table-cell>
          <table:table-cell office:value-type="string" calcext:value-type="string">
            <text:p>Rsen</text:p>
          </table:table-cell>
          <table:table-cell table:number-columns-repeated="3" office:value-type="float" office:value="0.11" calcext:value-type="float">
            <text:p>0.1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iode On Voltage</text:p>
          </table:table-cell>
          <table:table-cell office:value-type="string" calcext:value-type="string">
            <text:p>Vd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iode reverse charge (Coulum)</text:p>
          </table:table-cell>
          <table:table-cell/>
          <table:table-cell table:number-columns-repeated="2" table:style-name="ce2" office:value-type="float" office:value="0.000000001" calcext:value-type="float">
            <text:p>1.00E-09</text:p>
          </table:table-cell>
          <table:table-cell table:style-name="ce2" table:formula="of:=[.H39]" office:value-type="float" office:value="0.000000001" calcext:value-type="float">
            <text:p>1.00E-0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iode Reverse Leakage</text:p>
          </table:table-cell>
          <table:table-cell/>
          <table:table-cell table:number-columns-repeated="2" table:style-name="ce2" office:value-type="float" office:value="0.0001" calcext:value-type="float">
            <text:p>1.00E-04</text:p>
          </table:table-cell>
          <table:table-cell table:style-name="ce2" office:value-type="float" office:value="0.0001" calcext:value-type="float">
            <text:p>1.00E-0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nubber Cap</text:p>
          </table:table-cell>
          <table:table-cell office:value-type="string" calcext:value-type="string">
            <text:p>Csnub</text:p>
          </table:table-cell>
          <table:table-cell table:number-columns-repeated="2" table:style-name="ce2" office:value-type="float" office:value="0.00000000066" calcext:value-type="float">
            <text:p>6.60E-10</text:p>
          </table:table-cell>
          <table:table-cell table:style-name="ce23" office:value-type="float" office:value="0.00000000066" calcext:value-type="float">
            <text:p>6.60E-01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lyback leakage current</text:p>
          </table:table-cell>
          <table:table-cell office:value-type="string" calcext:value-type="string">
            <text:p>Llkg</text:p>
          </table:table-cell>
          <table:table-cell table:number-columns-repeated="2"/>
          <table:table-cell table:style-name="ce23" office:value-type="float" office:value="0.0000004" calcext:value-type="float">
            <text:p>4.00E-00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lyback turn ration</text:p>
          </table:table-cell>
          <table:table-cell table:number-columns-repeated="3"/>
          <table:table-cell table:style-name="ce23" office:value-type="float" office:value="5" calcext:value-type="float">
            <text:p>5.00E+00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concary inductance</text:p>
          </table:table-cell>
          <table:table-cell table:number-columns-repeated="3"/>
          <table:table-cell table:style-name="ce23" table:formula="of:=[.J24]*[.J43]^2" office:value-type="float" office:value="0.0002125" calcext:value-type="float">
            <text:p>2.13E-00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condary Resistance</text:p>
          </table:table-cell>
          <table:table-cell table:number-columns-repeated="3"/>
          <table:table-cell table:style-name="ce23" table:formula="of:=0.324*5" office:value-type="float" office:value="1.62" calcext:value-type="float">
            <text:p>1.62E+00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ET Channel Current with snubber at turn off</text:p>
          </table:table-cell>
          <table:table-cell/>
          <table:table-cell table:number-columns-repeated="3" office:value-type="float" office:value="0.14" calcext:value-type="float">
            <text:p>0.1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in – trace resistance</text:p>
          </table:table-cell>
          <table:table-cell/>
          <table:table-cell table:number-columns-repeated="3" office:value-type="float" office:value="0.03" calcext:value-type="float">
            <text:p>0.0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" office:value-type="string" calcext:value-type="string">
            <text:p>Recycled Power due to snubber</text:p>
          </table:table-cell>
          <table:table-cell/>
          <table:table-cell table:style-name="ce18" table:formula="of:=0.5*[.H8]^2*[.H41]*[.H20]" office:value-type="float" office:value="0.3681348" calcext:value-type="float">
            <text:p>0.3681</text:p>
          </table:table-cell>
          <table:table-cell table:style-name="ce18" table:formula="of:=0.5*[.I8]^2*[.I41]*[.I20]" office:value-type="float" office:value="0.3681348" calcext:value-type="float">
            <text:p>0.3681</text:p>
          </table:table-cell>
          <table:table-cell table:style-name="ce17"/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Pfet_conduction Loss</text:p>
          </table:table-cell>
          <table:table-cell table:style-name="ce8" office:value-type="string" calcext:value-type="string">
            <text:p>FET Conduction</text:p>
          </table:table-cell>
          <table:table-cell table:style-name="ce19" table:formula="of:=(Rdson)*((Vin^2)*(D_DCM^3)*((1/F)^2)/(L_DCM^2)/3)" office:value-type="float" office:value="0.186218723799147" calcext:value-type="float">
            <text:p>0.186</text:p>
          </table:table-cell>
          <table:table-cell table:style-name="ce25" table:formula="of:=(Rdson)*((Vin^2)*(D_DCM^3)*((1/F)^2)/(L_DCM^2)/3)" office:value-type="float" office:value="0.186218723799147" calcext:value-type="float">
            <text:p>0.1862 </text:p>
          </table:table-cell>
          <table:table-cell table:style-name="ce17" table:formula="of:=([.J33])*((Vin^2)*([.J26]^3)*((1/[.J20])^2)/([.J24]^2)/3)" office:value-type="float" office:value="0.0771976698506197" calcext:value-type="float">
            <text:p>0.077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Pr_sense_conduction_loss</text:p>
          </table:table-cell>
          <table:table-cell table:style-name="ce8" office:value-type="string" calcext:value-type="string">
            <text:p>Sense Resistor</text:p>
          </table:table-cell>
          <table:table-cell table:style-name="ce19" table:formula="of:=(Rsen)*((Vin^2)*(D_DCM^3)*((1/F)^2)/(L_DCM^2)/3)" office:value-type="float" office:value="0.170700496815885" calcext:value-type="float">
            <text:p>0.171</text:p>
          </table:table-cell>
          <table:table-cell table:style-name="ce25" table:formula="of:=(Rsen)*((Vin^2)*(D_DCM^3)*((1/F)^2)/(L_DCM^2)/3)" office:value-type="float" office:value="0.170700496815885" calcext:value-type="float">
            <text:p>0.1707 </text:p>
          </table:table-cell>
          <table:table-cell table:style-name="ce17" table:formula="of:=([.J37])*((Vin^2)*([.J26]^3)*((1/[.J20])^2)/([.J24]^2)/3)" office:value-type="float" office:value="0.0707645306964014" calcext:value-type="float">
            <text:p>0.07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P FET gate loss</text:p>
          </table:table-cell>
          <table:table-cell table:style-name="ce8" office:value-type="string" calcext:value-type="string">
            <text:p>FET Gate</text:p>
          </table:table-cell>
          <table:table-cell table:style-name="ce19" table:formula="of:=Q*Vin*F" office:value-type="float" office:value="0.009" calcext:value-type="float">
            <text:p>0.009</text:p>
          </table:table-cell>
          <table:table-cell table:style-name="ce25" table:formula="of:=Q*Vin*F" office:value-type="float" office:value="0.009" calcext:value-type="float">
            <text:p>0.0090 </text:p>
          </table:table-cell>
          <table:table-cell table:style-name="ce25" table:formula="of:=Q*Vin*F" office:value-type="float" office:value="0.009" calcext:value-type="float">
            <text:p>0.0090 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P Fet Turn Off Losses</text:p>
          </table:table-cell>
          <table:table-cell table:style-name="ce8" office:value-type="string" calcext:value-type="string">
            <text:p>FET Turn off</text:p>
          </table:table-cell>
          <table:table-cell table:style-name="ce19" table:formula="of:=[.H46]*0.5*[.H35]*Vout*F" office:value-type="float" office:value="0.0317968" calcext:value-type="float">
            <text:p>0.032</text:p>
          </table:table-cell>
          <table:table-cell table:style-name="ce26" table:formula="of:=[.I46]*0.5*[.I35]*Vout*F" office:value-type="float" office:value="0.0317968" calcext:value-type="float">
            <text:p>0.0318 </text:p>
          </table:table-cell>
          <table:table-cell table:style-name="ce26" table:formula="of:=[.J46]*0.5*[.J35]*Vout*F" office:value-type="float" office:value="0.0000317968" calcext:value-type="float">
            <text:p>0.0000 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Diode Reverse Leakage</text:p>
          </table:table-cell>
          <table:table-cell table:style-name="ce8" office:value-type="string" calcext:value-type="string">
            <text:p>Diode Leakage</text:p>
          </table:table-cell>
          <table:table-cell table:style-name="ce20" table:formula="of:=[.H40]*Vout*(1-[.H26])" office:value-type="float" office:value="0.00522444917954854" calcext:value-type="float">
            <text:p>0.005</text:p>
          </table:table-cell>
          <table:table-cell table:style-name="ce27" table:formula="of:=[.I40]*Vout*(1-[.I26])" office:value-type="float" office:value="0.00522444917954855" calcext:value-type="float">
            <text:p>0.0052 </text:p>
          </table:table-cell>
          <table:table-cell table:style-name="ce17"/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P L _conduction</text:p>
          </table:table-cell>
          <table:table-cell table:style-name="ce8" office:value-type="string" calcext:value-type="string">
            <text:p>Inductor Conduction</text:p>
          </table:table-cell>
          <table:table-cell table:style-name="ce19" table:formula="of:=[.H50]*(1+Vin/(Vout-Vin))/(Rdson)*Rind" office:value-type="float" office:value="0.119978884546518" calcext:value-type="float">
            <text:p>0.120</text:p>
          </table:table-cell>
          <table:table-cell table:style-name="ce25" table:formula="of:=[.I50]*(1+Vin/(Vout-Vin))/(Rdson)*Rind" office:value-type="float" office:value="0.119978884546518" calcext:value-type="float">
            <text:p>0.1200 </text:p>
          </table:table-cell>
          <table:table-cell table:style-name="ce17" table:formula="of:=[.J51]/[.J37]*[.J36]" office:value-type="float" office:value="0.208433708596673" calcext:value-type="float">
            <text:p>0.208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P L _ Magnetic Loss (at F)</text:p>
          </table:table-cell>
          <table:table-cell table:style-name="ce8" office:value-type="string" calcext:value-type="string">
            <text:p>Inductor Magnetic</text:p>
          </table:table-cell>
          <table:table-cell table:style-name="ce19" office:value-type="float" office:value="0.58" calcext:value-type="float">
            <text:p>0.580</text:p>
          </table:table-cell>
          <table:table-cell table:style-name="ce25" office:value-type="float" office:value="0.34" calcext:value-type="float">
            <text:p>0.3400 </text:p>
          </table:table-cell>
          <table:table-cell table:style-name="ce17" office:value-type="float" office:value="0.58" calcext:value-type="float">
            <text:p>0.58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P D reverse recovery</text:p>
          </table:table-cell>
          <table:table-cell table:style-name="ce8" office:value-type="string" calcext:value-type="string">
            <text:p>Diode Rev. Recovery</text:p>
          </table:table-cell>
          <table:table-cell table:style-name="ce19" office:value-type="float" office:value="0" calcext:value-type="float">
            <text:p>0.000</text:p>
          </table:table-cell>
          <table:table-cell table:style-name="ce25" office:value-type="float" office:value="0" calcext:value-type="float">
            <text:p><text:s/>- </text:p>
          </table:table-cell>
          <table:table-cell table:style-name="ce17"/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P D conduction Loss</text:p>
          </table:table-cell>
          <table:table-cell table:style-name="ce8" office:value-type="string" calcext:value-type="string">
            <text:p>Diode Conduction</text:p>
          </table:table-cell>
          <table:table-cell table:style-name="ce19" table:formula="of:=Vin^2*D_DCM^2/2/L_DCM/(Vout-Vin)/F*Vdon" office:value-type="float" office:value="0.0276016602739726" calcext:value-type="float">
            <text:p>0.028</text:p>
          </table:table-cell>
          <table:table-cell table:style-name="ce25" table:formula="of:=Vin^2*D_DCM^2/2/L_DCM/(Vout-Vin)/F*Vdon" office:value-type="float" office:value="0.0276016602739726" calcext:value-type="float">
            <text:p>0.0276 </text:p>
          </table:table-cell>
          <table:table-cell table:style-name="ce25" table:formula="of:=Vin^2*D_DCM^2/2/L_DCM/(Vout-Vin)/F*Vdon" office:value-type="float" office:value="0.0276016602739726" calcext:value-type="float">
            <text:p>0.0276 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P snubber</text:p>
          </table:table-cell>
          <table:table-cell table:style-name="ce8" office:value-type="string" calcext:value-type="string">
            <text:p>Snubber Dissapation</text:p>
          </table:table-cell>
          <table:table-cell table:style-name="ce19" office:value-type="float" office:value="0" calcext:value-type="float">
            <text:p>0.000</text:p>
          </table:table-cell>
          <table:table-cell table:style-name="ce25"/>
          <table:table-cell table:style-name="ce17" table:formula="of:=0.5*[.J42]*([.J10]/[.J24]*[.J26]*1/[.J20])^2*[.J20]" office:value-type="float" office:value="0.145702588235294" calcext:value-type="float">
            <text:p>0.146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P Rin Trace Losses</text:p>
          </table:table-cell>
          <table:table-cell table:style-name="ce8" office:value-type="string" calcext:value-type="string">
            <text:p>Input Trace Resistance</text:p>
          </table:table-cell>
          <table:table-cell table:style-name="ce19" table:formula="of:=[.H47]*([.H18]/[.H9])^2" office:value-type="float" office:value="0.0215867830941641" calcext:value-type="float">
            <text:p>0.022</text:p>
          </table:table-cell>
          <table:table-cell table:style-name="ce25" table:formula="of:=[.I47]*([.I18]/[.I9])^2" office:value-type="float" office:value="0.0215867830941641" calcext:value-type="float">
            <text:p>0.0216 </text:p>
          </table:table-cell>
          <table:table-cell table:style-name="ce19" table:formula="of:=[.J47]*([.J18]/[.J9])^2" office:value-type="float" office:value="0.021586783094164" calcext:value-type="float">
            <text:p>0.02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P secondary conduction Flyback</text:p>
          </table:table-cell>
          <table:table-cell table:style-name="ce8" office:value-type="string" calcext:value-type="string">
            <text:p>Secondary Conduction</text:p>
          </table:table-cell>
          <table:table-cell table:style-name="ce19" office:value-type="float" office:value="0" calcext:value-type="float">
            <text:p>0.000</text:p>
          </table:table-cell>
          <table:table-cell table:style-name="ce25"/>
          <table:table-cell table:style-name="ce17" table:formula="of:=[.J55]/[.J43]" office:value-type="float" office:value="0.0416867417193346" calcext:value-type="float">
            <text:p>0.042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7" office:value-type="string" calcext:value-type="string">
            <text:p>Ptotal (Pmax)</text:p>
          </table:table-cell>
          <table:table-cell table:style-name="ce9" office:value-type="string" calcext:value-type="string">
            <text:p>Total</text:p>
          </table:table-cell>
          <table:table-cell table:style-name="ce21" table:formula="of:=SUM([.H50:.H61])" office:value-type="float" office:value="1.15210779770924" calcext:value-type="float">
            <text:p>1.152</text:p>
          </table:table-cell>
          <table:table-cell table:style-name="ce28" table:formula="of:=SUM([.I50:.I61])" office:value-type="float" office:value="0.912107797709236" calcext:value-type="float">
            <text:p>0.9121 </text:p>
          </table:table-cell>
          <table:table-cell table:style-name="ce28" table:formula="of:=SUM([.J50:.J61])" office:value-type="float" office:value="1.18200547926646" calcext:value-type="float">
            <text:p>1.1820 </text:p>
          </table:table-cell>
          <table:table-cell table:number-columns-repeated="1014"/>
        </table:table-row>
        <table:table-row table:style-name="ro3">
          <table:table-cell table:number-columns-repeated="5"/>
          <table:table-cell office:value-type="string" calcext:value-type="string">
            <text:p>Calc Eff</text:p>
          </table:table-cell>
          <table:table-cell/>
          <table:table-cell table:style-name="ce22" table:formula="of:=[.H16]/([.H16]+[.H62])" office:value-type="percentage" office:value="0.728806556295344" calcext:value-type="percentage">
            <text:p>72.88%</text:p>
          </table:table-cell>
          <table:table-cell table:style-name="ce22" table:formula="of:=[.I16]/([.I16]+[.I62])" office:value-type="percentage" office:value="0.772444533990171" calcext:value-type="percentage">
            <text:p>77.24%</text:p>
          </table:table-cell>
          <table:table-cell table:style-name="ce22" table:formula="of:=[.J16]/([.J16]+[.J62])" office:value-type="percentage" office:value="0.723713362827568" calcext:value-type="percentage">
            <text:p>72.37%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3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4"/>
          <table:table-cell/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4"/>
          <table:table-cell table:style-name="ce24" table:number-columns-repeated="2"/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DCM_and_CCM_Loss_Analysis.$A$1" table:expression="#REF!"/>
          <table:named-expression table:name="Sheet_Title" table:base-cell-address="$DCM_and_CCM_Loss_Analysis.$A$1" table:expression="&quot;DCM_and_CCM_Loss_Analysis&quot;"/>
        </table:named-expressions>
      </table:table>
      <table:named-expressions>
        <table:named-range table:name="Csnub" table:base-cell-address="$DCM_and_CCM_Loss_Analysis.$A$1" table:cell-range-address="$DCM_and_CCM_Loss_Analysis.$H$41" table:range-usable-as="repeat-column repeat-row filter print-range"/>
        <table:named-range table:name="D" table:base-cell-address="$DCM_and_CCM_Loss_Analysis.$A$1" table:cell-range-address="$DCM_and_CCM_Loss_Analysis.$H$11" table:range-usable-as="repeat-column repeat-row filter print-range"/>
        <table:named-range table:name="D_DCM" table:base-cell-address="$DCM_and_CCM_Loss_Analysis.$A$1" table:cell-range-address="$DCM_and_CCM_Loss_Analysis.$H$26" table:range-usable-as="repeat-column repeat-row filter print-range"/>
        <table:named-range table:name="F" table:base-cell-address="$DCM_and_CCM_Loss_Analysis.$A$1" table:cell-range-address="$DCM_and_CCM_Loss_Analysis.$H$20" table:range-usable-as="repeat-column repeat-row filter print-range"/>
        <table:named-range table:name="L" table:base-cell-address="$DCM_and_CCM_Loss_Analysis.$A$1" table:cell-range-address="$DCM_and_CCM_Loss_Analysis.$H$25" table:range-usable-as="repeat-column repeat-row filter print-range"/>
        <table:named-range table:name="L_DCM" table:base-cell-address="$DCM_and_CCM_Loss_Analysis.$A$1" table:cell-range-address="$DCM_and_CCM_Loss_Analysis.$H$25" table:range-usable-as="repeat-column repeat-row filter print-range"/>
        <table:named-range table:name="Pin" table:base-cell-address="$DCM_and_CCM_Loss_Analysis.$A$1" table:cell-range-address="$DCM_and_CCM_Loss_Analysis.$K$18" table:range-usable-as="repeat-column repeat-row filter print-range"/>
        <table:named-range table:name="Q" table:base-cell-address="$DCM_and_CCM_Loss_Analysis.$A$1" table:cell-range-address="$DCM_and_CCM_Loss_Analysis.$H$34" table:range-usable-as="repeat-column repeat-row filter print-range"/>
        <table:named-range table:name="Rdson" table:base-cell-address="$DCM_and_CCM_Loss_Analysis.$A$1" table:cell-range-address="$DCM_and_CCM_Loss_Analysis.$H$33" table:range-usable-as="repeat-column repeat-row filter print-range"/>
        <table:named-range table:name="Rind" table:base-cell-address="$DCM_and_CCM_Loss_Analysis.$A$1" table:cell-range-address="$DCM_and_CCM_Loss_Analysis.$H$36" table:range-usable-as="repeat-column repeat-row filter print-range"/>
        <table:named-range table:name="Rsen" table:base-cell-address="$DCM_and_CCM_Loss_Analysis.$A$1" table:cell-range-address="$DCM_and_CCM_Loss_Analysis.$H$37" table:range-usable-as="repeat-column repeat-row filter print-range"/>
        <table:named-range table:name="Vdon" table:base-cell-address="$DCM_and_CCM_Loss_Analysis.$A$1" table:cell-range-address="$DCM_and_CCM_Loss_Analysis.$H$38" table:range-usable-as="repeat-column repeat-row filter print-range"/>
        <table:named-range table:name="Vin" table:base-cell-address="$DCM_and_CCM_Loss_Analysis.$A$1" table:cell-range-address="$DCM_and_CCM_Loss_Analysis.$H$9" table:range-usable-as="repeat-column repeat-row filter print-range"/>
        <table:named-range table:name="Vout" table:base-cell-address="$DCM_and_CCM_Loss_Analysis.$A$1" table:cell-range-address="$DCM_and_CCM_Loss_Analysis.$H$8" table:range-usable-as="repeat-column repeat-row filter 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/>
      <number:text> </number:text>
    </number:number-style>
    <number:number-style style:name="N122">
      <number:text> (</number:text>
      <number:number number:decimal-places="0" number:min-integer-digits="1"/>
      <number:text>)</number:text>
    </number:number-style>
    <number:number-style style:name="N124P0" style:volatile="true">
      <number:number number:decimal-places="0" number:min-integer-digits="1"/>
      <number:text> </number:text>
    </number:number-style>
    <number:number-style style:name="N124P1" style:volatile="true">
      <number:text> (</number:text>
      <number:number number:decimal-places="0" number:min-integer-digits="1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text> -</number:text>
      <number:number number:decimal-places="0" number:min-integer-digits="2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P1" style:volatile="true">
      <number:text> (</number:text>
      <number:number number:decimal-places="4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2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2" number:min-integer-digits="1" number:grouping="true"/>
      <number:text> </number:text>
    </number:number-style>
    <number:number-style style:name="N130">
      <number:text> (</number:text>
      <number:number number:decimal-places="2" number:min-integer-digits="1" number:grouping="true"/>
      <number:text>)</number:text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2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percentage-style style:name="N133">
      <number:number number:decimal-places="1" number:min-integer-digits="1"/>
      <number:text>%</number:text>
    </number:percentage-style>
    <number:number-style style:name="N134">
      <number:scientific-number number:decimal-places="3" number:min-integer-digits="1" number:min-exponent-digits="2"/>
    </number:number-style>
    <number:number-style style:name="N135">
      <number:number number:decimal-places="3" number:min-integer-digits="1" number:grouping="true"/>
      <number:text> </number:text>
    </number:number-style>
    <number:number-style style:name="N136">
      <number:text> (</number:text>
      <number:number number:decimal-places="3" number:min-integer-digits="1" number:grouping="true"/>
      <number:text>)</number:text>
    </number:number-style>
    <number:number-style style:name="N137P0" style:volatile="true">
      <number:number number:decimal-places="3" number:min-integer-digits="1" number:grouping="true"/>
      <number:text> </number:text>
    </number:number-style>
    <number:number-style style:name="N137P1" style:volatile="true">
      <number:text> (</number:text>
      <number:number number:decimal-places="3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P0" style:volatile="true">
      <number:number number:decimal-places="4" number:min-integer-digits="1" number:grouping="true"/>
      <number:text> </number:text>
    </number:number-style>
    <number:number-style style:name="N139P1" style:volatile="true">
      <number:text> (</number:text>
      <number:number number:decimal-places="4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 number:grouping="true"/>
    </number:number-style>
    <number:number-style style:name="N150">
      <number:number number:decimal-places="1" number:min-integer-digits="1"/>
    </number:number-style>
    <number:percentage-style style:name="N10120" number:language="en" number:country="US">
      <number:number number:decimal-places="1" number:min-integer-digits="1"/>
      <number:text>%</number:text>
    </number:percentage-style>
    <number:percentage-style style:name="N10121" number:language="en" number:country="US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scale-to="100%" style:writing-mode="lr-tb" gnm:style-print="" style:print="charts drawings objects"/>
      <style:header-style>
        <style:header-footer-properties fo:min-height="0.3937in" fo:margin-left="0in" fo:margin-right="0in" fo:margin-bottom="0in" fo:border="none" fo:padding="0in" style:shadow="none"/>
      </style:header-style>
      <style:footer-style>
        <style:header-footer-properties fo:min-height="0.393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20:50:19.251157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DCM_5f_and_5f_CCM_5f_Loss_5f_Analysis" style:display-name="DCM_and_CCM_Loss_Analysis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21:12:39.206126329</dc:date>
    <meta:creation-date>2017-07-21T19:13:10Z</meta:creation-date>
    <meta:editing-cycles>15</meta:editing-cycles>
    <meta:editing-duration>PT3H16M7S</meta:editing-duration>
    <meta:generator>LibreOffice/4.2.8.2$Linux_X86_64 LibreOffice_project/420m0$Build-2</meta:generator>
    <meta:initial-creator>Smith, Mark</meta:initial-creator>
    <meta:document-statistic meta:table-count="1" meta:cell-count="220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9P0" style:volatile="true">
      <number:number number:decimal-places="4" number:min-integer-digits="1" number:grouping="true"/>
      <number:text> </number:text>
    </number:number-style>
    <number:number-style style:name="N139P1" style:volatile="true">
      <number:text> (</number:text>
      <number:number number:decimal-places="4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scale-text="true"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9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3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39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004586"/>
    </style:style>
    <style:style style:name="ch12" style:family="chart">
      <style:chart-properties chart:solid-type="cuboid"/>
      <style:graphic-properties draw:fill-color="#ff420e"/>
    </style:style>
    <style:style style:name="ch13" style:family="chart">
      <style:chart-properties chart:solid-type="cuboid"/>
      <style:graphic-properties draw:fill-color="#ffd320"/>
    </style:style>
    <style:style style:name="ch14" style:family="chart">
      <style:chart-properties chart:solid-type="cuboid"/>
      <style:graphic-properties draw:fill-color="#579d1c"/>
    </style:style>
    <style:style style:name="ch15" style:family="chart">
      <style:chart-properties chart:solid-type="cuboid"/>
      <style:graphic-properties draw:fill-color="#7e0021"/>
    </style:style>
    <style:style style:name="ch16" style:family="chart">
      <style:chart-properties chart:solid-type="cuboid"/>
      <style:graphic-properties draw:fill-color="#83caff"/>
    </style:style>
    <style:style style:name="ch17" style:family="chart">
      <style:chart-properties chart:solid-type="cuboid"/>
      <style:graphic-properties draw:fill-color="#314004"/>
    </style:style>
    <style:style style:name="ch18" style:family="chart">
      <style:chart-properties chart:solid-type="cuboid"/>
      <style:graphic-properties draw:fill-color="#aecf00"/>
    </style:style>
    <style:style style:name="ch19" style:family="chart">
      <style:chart-properties chart:solid-type="cuboid"/>
      <style:graphic-properties draw:fill-color="#4b1f6f"/>
    </style:style>
    <style:style style:name="ch20" style:family="chart">
      <style:chart-properties chart:solid-type="cuboid"/>
      <style:graphic-properties draw:fill-color="#ff950e"/>
    </style:style>
    <style:style style:name="ch21" style:family="chart">
      <style:chart-properties chart:solid-type="cuboid"/>
      <style:graphic-properties draw:fill-color="#c5000b"/>
    </style:style>
    <style:style style:name="ch22" style:family="chart">
      <style:chart-properties chart:solid-type="cuboid"/>
      <style:graphic-properties draw:fill-color="#0084d1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0.605cm" svg:height="13.18cm" xlink:href=".." xlink:type="simple" chart:class="chart:ring" chart:style-name="ch1">
        <chart:title svg:x="6.938cm" svg:y="0.399cm" chart:style-name="ch2">
          <text:p>DCM Boost Itemized Power Loss</text:p>
        </chart:title>
        <chart:subtitle svg:x="8.036cm" svg:y="1.467cm" chart:style-name="ch3">
          <text:p>5v to 167v at Po = 3watts</text:p>
        </chart:subtitle>
        <chart:legend chart:legend-position="end" svg:x="16.331cm" svg:y="3.552cm" style:legend-expansion="high" chart:style-name="ch4"/>
        <chart:plot-area chart:style-name="ch5" table:cell-range-address="DCM_and_CCM_Loss_Analysis.G50:DCM_and_CCM_Loss_Analysis.H61" chart:data-source-has-labels="column" svg:x="0.412cm" svg:y="2.439cm" svg:width="15.507cm" svg:height="10.478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chartooo:coordinate-region svg:x="0.412cm" svg:y="3.316cm" svg:width="15.507cm" svg:height="8.72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DCM_and_CCM_Loss_Analysis.G50:DCM_and_CCM_Loss_Analysis.G61"/>
            <chart:grid chart:style-name="ch7" chart:class="major"/>
          </chart:axis>
          <chart:axis chart:dimension="y" chart:name="primary-y" chart:style-name="ch8"/>
          <chart:axis chart:dimension="z" chart:name="primary-z" chart:style-name="ch9"/>
          <chart:series chart:style-name="ch10" chart:values-cell-range-address="DCM_and_CCM_Loss_Analysis.H50:DCM_and_CCM_Loss_Analysis.H61" chart:class="chart:circle"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FET Conduction</text:p>
                <draw:g>
                  <svg:desc>DCM_and_CCM_Loss_Analysis.G50:DCM_and_CCM_Loss_Analysis.G61</svg:desc>
                </draw:g>
              </table:table-cell>
              <table:table-cell office:value-type="float" office:value="0.186218723799147">
                <text:p>0.186218723799147</text:p>
                <draw:g>
                  <svg:desc>DCM_and_CCM_Loss_Analysis.H50:DCM_and_CCM_Loss_Analysis.H61</svg:desc>
                </draw:g>
              </table:table-cell>
            </table:table-row>
            <table:table-row>
              <table:table-cell office:value-type="string">
                <text:p>Sense Resistor</text:p>
              </table:table-cell>
              <table:table-cell office:value-type="float" office:value="0.170700496815885">
                <text:p>0.170700496815885</text:p>
              </table:table-cell>
            </table:table-row>
            <table:table-row>
              <table:table-cell office:value-type="string">
                <text:p>FET Gate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FET Turn off</text:p>
              </table:table-cell>
              <table:table-cell office:value-type="float" office:value="0.0317968">
                <text:p>0.0317968</text:p>
              </table:table-cell>
            </table:table-row>
            <table:table-row>
              <table:table-cell office:value-type="string">
                <text:p>Diode Leakage</text:p>
              </table:table-cell>
              <table:table-cell office:value-type="float" office:value="0.00522444917954854">
                <text:p>0.00522444917954854</text:p>
              </table:table-cell>
            </table:table-row>
            <table:table-row>
              <table:table-cell office:value-type="string">
                <text:p>Inductor Conduction</text:p>
              </table:table-cell>
              <table:table-cell office:value-type="float" office:value="0.119978884546518">
                <text:p>0.119978884546518</text:p>
              </table:table-cell>
            </table:table-row>
            <table:table-row>
              <table:table-cell office:value-type="string">
                <text:p>Inductor Magnetic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Diode Rev. Recover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ode Conduction</text:p>
              </table:table-cell>
              <table:table-cell office:value-type="float" office:value="0.0276016602739726">
                <text:p>0.0276016602739726</text:p>
              </table:table-cell>
            </table:table-row>
            <table:table-row>
              <table:table-cell office:value-type="string">
                <text:p>Snubber Dissap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put Trace Resistance</text:p>
              </table:table-cell>
              <table:table-cell office:value-type="float" office:value="0.0215867830941641">
                <text:p>0.0215867830941641</text:p>
              </table:table-cell>
            </table:table-row>
            <table:table-row>
              <table:table-cell office:value-type="string">
                <text:p>Secondary Conductio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